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8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 style:data-style-name="N1"/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1">
      <style:table-cell-properties fo:background-color="#b2b2b2"/>
    </style:style>
    <style:style style:name="ce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bola" table:style-name="ta1">
        <table:shapes>
          <draw:frame draw:z-index="0" draw:style-name="gr1" draw:text-style-name="P1" svg:width="16.014cm" svg:height="9.012cm" svg:x="16.772cm" svg:y="0.414cm">
            <draw:object draw:notify-on-update-of-ranges="Parabola.I3:Parabola.I3 Parabola.I4:Parabola.I20 Parabola.J3:Parabola.J3 Parabola.J4:Parabola.J20 Parabola.K3:Parabola.K3 Parabola.K4:Parabola.K20 Parabola.I3:Parabola.I3 Parabola.I4:Parabola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BF(V)</text:p>
          </table:table-cell>
          <table:table-cell table:style-name="ce2" office:value-type="string" calcext:value-type="string">
            <text:p>CP (T)</text:p>
          </table:table-cell>
          <table:table-cell/>
          <table:table-cell table:style-name="Default"/>
          <table:table-cell table:style-name="ce1" office:value-type="string" calcext:value-type="string">
            <text:p>Sanitised T</text:p>
          </table:table-cell>
          <table:table-cell table:number-columns-repeated="2"/>
          <table:table-cell table:style-name="ce1" office:value-type="string" calcext:value-type="string">
            <text:p>Add</text:p>
          </table:table-cell>
          <table:table-cell table:style-name="ce1" table:number-columns-repeated="2"/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/>
          <table:table-cell table:formula="of:=MAX(MIN([.$C$2];254);1)" office:value-type="float" office:value="64" calcext:value-type="float">
            <text:p>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55 – v</text:p>
          </table:table-cell>
          <table:table-cell table:style-name="ce1" office:value-type="string" calcext:value-type="string">
            <text:p>In – t</text:p>
          </table:table-cell>
          <table:table-cell table:style-name="ce1" office:value-type="string" calcext:value-type="string">
            <text:p>(255 – t)</text:p>
          </table:table-cell>
          <table:table-cell table:style-name="ce1" office:value-type="string" calcext:value-type="string">
            <text:p>a*b/c</text:p>
          </table:table-cell>
          <table:table-cell table:style-name="ce1" office:value-type="string" calcext:value-type="string">
            <text:p>+v</text:p>
          </table:table-cell>
          <table:table-cell table:style-name="ce1" office:value-type="string" calcext:value-type="string">
            <text:p>In &gt; t</text:p>
          </table:table-cell>
          <table:table-cell table:style-name="ce1" office:value-type="string" calcext:value-type="string">
            <text:p>V / T</text:p>
          </table:table-cell>
          <table:table-cell table:style-name="ce1" office:value-type="string" calcext:value-type="string">
            <text:p>In * v/t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Out+</text:p>
          </table:table-cell>
          <table:table-cell table:style-name="ce1"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4]-[.$F$2]" office:value-type="float" office:value="191" calcext:value-type="float">
            <text:p>19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4]*[.B4]/[.C4]" office:value-type="float" office:value="231" calcext:value-type="float">
            <text:p>231</text:p>
          </table:table-cell>
          <table:table-cell table:formula="of:=([.D4]+[.$B$2])" office:value-type="float" office:value="255" calcext:value-type="float">
            <text:p>255</text:p>
          </table:table-cell>
          <table:table-cell table:style-name="ce3" table:formula="of:=[.I4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4]*[.G4]" office:value-type="float" office:value="95.625" calcext:value-type="float">
            <text:p>96</text:p>
          </table:table-cell>
          <table:table-cell table:style-name="ce5" office:value-type="float" office:value="255" calcext:value-type="float">
            <text:p>255</text:p>
          </table:table-cell>
          <table:table-cell table:style-name="ce6" table:formula="of:=IF([.F4];[.E4];[.H4])" office:value-type="float" office:value="255" calcext:value-type="float">
            <text:p>255</text:p>
          </table:table-cell>
          <table:table-cell table:style-name="ce6" table:formula="of:=IF([.F4];[.J4]+[.$I$2];[.J4])" office:value-type="float" office:value="270" calcext:value-type="float">
            <text:p>270</text:p>
          </table:table-cell>
          <table:table-cell table:style-name="ce6" table:formula="of:=[.I4]-[.J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5]-[.$F$2]" office:value-type="float" office:value="175" calcext:value-type="float">
            <text:p>175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5]*[.B5]/[.C5]" office:value-type="float" office:value="211.649214659686" calcext:value-type="float">
            <text:p>211.649214659686</text:p>
          </table:table-cell>
          <table:table-cell table:formula="of:=([.D5]+[.$B$2])" office:value-type="float" office:value="235.649214659686" calcext:value-type="float">
            <text:p>236</text:p>
          </table:table-cell>
          <table:table-cell table:style-name="ce3" table:formula="of:=[.I5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5]*[.G5]" office:value-type="float" office:value="89.625" calcext:value-type="float">
            <text:p>90</text:p>
          </table:table-cell>
          <table:table-cell table:style-name="ce5" table:formula="of:=[.I4]-16" office:value-type="float" office:value="239" calcext:value-type="float">
            <text:p>239</text:p>
          </table:table-cell>
          <table:table-cell table:style-name="ce6" table:formula="of:=IF([.F5];[.E5];[.H5])" office:value-type="float" office:value="235.649214659686" calcext:value-type="float">
            <text:p>236</text:p>
          </table:table-cell>
          <table:table-cell table:style-name="ce6" table:formula="of:=IF([.F5];[.J5]+[.$I$2];[.J5])" office:value-type="float" office:value="250.649214659686" calcext:value-type="float">
            <text:p>251</text:p>
          </table:table-cell>
          <table:table-cell table:style-name="ce6" table:formula="of:=[.I5]-[.J5]" office:value-type="float" office:value="3.35078534031413" calcext:value-type="float">
            <text:p>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6]-[.$F$2]" office:value-type="float" office:value="159" calcext:value-type="float">
            <text:p>159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6]*[.B6]/[.C6]" office:value-type="float" office:value="192.298429319372" calcext:value-type="float">
            <text:p>192.298429319372</text:p>
          </table:table-cell>
          <table:table-cell table:formula="of:=([.D6]+[.$B$2])" office:value-type="float" office:value="216.298429319372" calcext:value-type="float">
            <text:p>216</text:p>
          </table:table-cell>
          <table:table-cell table:style-name="ce3" table:formula="of:=[.I6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6]*[.G6]" office:value-type="float" office:value="83.625" calcext:value-type="float">
            <text:p>84</text:p>
          </table:table-cell>
          <table:table-cell table:style-name="ce5" table:formula="of:=[.I5]-16" office:value-type="float" office:value="223" calcext:value-type="float">
            <text:p>223</text:p>
          </table:table-cell>
          <table:table-cell table:style-name="ce6" table:formula="of:=IF([.F6];[.E6];[.H6])" office:value-type="float" office:value="216.298429319372" calcext:value-type="float">
            <text:p>216</text:p>
          </table:table-cell>
          <table:table-cell table:style-name="ce6" table:formula="of:=IF([.F6];[.J6]+[.$I$2];[.J6])" office:value-type="float" office:value="231.298429319372" calcext:value-type="float">
            <text:p>231</text:p>
          </table:table-cell>
          <table:table-cell table:style-name="ce6" table:formula="of:=[.I6]-[.J6]" office:value-type="float" office:value="6.70157068062827" calcext:value-type="float">
            <text:p>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7]-[.$F$2]" office:value-type="float" office:value="143" calcext:value-type="float">
            <text:p>143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7]*[.B7]/[.C7]" office:value-type="float" office:value="172.947643979058" calcext:value-type="float">
            <text:p>172.947643979058</text:p>
          </table:table-cell>
          <table:table-cell table:formula="of:=([.D7]+[.$B$2])" office:value-type="float" office:value="196.947643979058" calcext:value-type="float">
            <text:p>197</text:p>
          </table:table-cell>
          <table:table-cell table:style-name="ce3" table:formula="of:=[.I7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7]*[.G7]" office:value-type="float" office:value="77.625" calcext:value-type="float">
            <text:p>78</text:p>
          </table:table-cell>
          <table:table-cell table:style-name="ce5" table:formula="of:=[.I6]-16" office:value-type="float" office:value="207" calcext:value-type="float">
            <text:p>207</text:p>
          </table:table-cell>
          <table:table-cell table:style-name="ce6" table:formula="of:=IF([.F7];[.E7];[.H7])" office:value-type="float" office:value="196.947643979058" calcext:value-type="float">
            <text:p>197</text:p>
          </table:table-cell>
          <table:table-cell table:style-name="ce6" table:formula="of:=IF([.F7];[.J7]+[.$I$2];[.J7])" office:value-type="float" office:value="211.947643979058" calcext:value-type="float">
            <text:p>212</text:p>
          </table:table-cell>
          <table:table-cell table:style-name="ce6" table:formula="of:=[.I7]-[.J7]" office:value-type="float" office:value="10.0523560209424" calcext:value-type="float">
            <text:p>1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8]-[.$F$2]" office:value-type="float" office:value="127" calcext:value-type="float">
            <text:p>127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8]*[.B8]/[.C8]" office:value-type="float" office:value="153.596858638743" calcext:value-type="float">
            <text:p>153.596858638743</text:p>
          </table:table-cell>
          <table:table-cell table:formula="of:=([.D8]+[.$B$2])" office:value-type="float" office:value="177.596858638743" calcext:value-type="float">
            <text:p>178</text:p>
          </table:table-cell>
          <table:table-cell table:style-name="ce3" table:formula="of:=[.I8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8]*[.G8]" office:value-type="float" office:value="71.625" calcext:value-type="float">
            <text:p>72</text:p>
          </table:table-cell>
          <table:table-cell table:style-name="ce5" table:formula="of:=[.I7]-16" office:value-type="float" office:value="191" calcext:value-type="float">
            <text:p>191</text:p>
          </table:table-cell>
          <table:table-cell table:style-name="ce6" table:formula="of:=IF([.F8];[.E8];[.H8])" office:value-type="float" office:value="177.596858638743" calcext:value-type="float">
            <text:p>178</text:p>
          </table:table-cell>
          <table:table-cell table:style-name="ce6" table:formula="of:=IF([.F8];[.J8]+[.$I$2];[.J8])" office:value-type="float" office:value="192.596858638743" calcext:value-type="float">
            <text:p>193</text:p>
          </table:table-cell>
          <table:table-cell table:style-name="ce6" table:formula="of:=[.I8]-[.J8]" office:value-type="float" office:value="13.4031413612566" calcext:value-type="float">
            <text:p>1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9]-[.$F$2]" office:value-type="float" office:value="111" calcext:value-type="float">
            <text:p>11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9]*[.B9]/[.C9]" office:value-type="float" office:value="134.246073298429" calcext:value-type="float">
            <text:p>134.246073298429</text:p>
          </table:table-cell>
          <table:table-cell table:formula="of:=([.D9]+[.$B$2])" office:value-type="float" office:value="158.246073298429" calcext:value-type="float">
            <text:p>158</text:p>
          </table:table-cell>
          <table:table-cell table:style-name="ce3" table:formula="of:=[.I9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9]*[.G9]" office:value-type="float" office:value="65.625" calcext:value-type="float">
            <text:p>66</text:p>
          </table:table-cell>
          <table:table-cell table:style-name="ce5" table:formula="of:=[.I8]-16" office:value-type="float" office:value="175" calcext:value-type="float">
            <text:p>175</text:p>
          </table:table-cell>
          <table:table-cell table:style-name="ce6" table:formula="of:=IF([.F9];[.E9];[.H9])" office:value-type="float" office:value="158.246073298429" calcext:value-type="float">
            <text:p>158</text:p>
          </table:table-cell>
          <table:table-cell table:style-name="ce6" table:formula="of:=IF([.F9];[.J9]+[.$I$2];[.J9])" office:value-type="float" office:value="173.246073298429" calcext:value-type="float">
            <text:p>173</text:p>
          </table:table-cell>
          <table:table-cell table:style-name="ce6" table:formula="of:=[.I9]-[.J9]" office:value-type="float" office:value="16.753926701570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0]-[.$F$2]" office:value-type="float" office:value="95" calcext:value-type="float">
            <text:p>95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0]*[.B10]/[.C10]" office:value-type="float" office:value="114.895287958115" calcext:value-type="float">
            <text:p>114.895287958115</text:p>
          </table:table-cell>
          <table:table-cell table:formula="of:=([.D10]+[.$B$2])" office:value-type="float" office:value="138.895287958115" calcext:value-type="float">
            <text:p>139</text:p>
          </table:table-cell>
          <table:table-cell table:style-name="ce3" table:formula="of:=[.I10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0]*[.G10]" office:value-type="float" office:value="59.625" calcext:value-type="float">
            <text:p>60</text:p>
          </table:table-cell>
          <table:table-cell table:style-name="ce5" table:formula="of:=[.I9]-16" office:value-type="float" office:value="159" calcext:value-type="float">
            <text:p>159</text:p>
          </table:table-cell>
          <table:table-cell table:style-name="ce6" table:formula="of:=IF([.F10];[.E10];[.H10])" office:value-type="float" office:value="138.895287958115" calcext:value-type="float">
            <text:p>139</text:p>
          </table:table-cell>
          <table:table-cell table:style-name="ce6" table:formula="of:=IF([.F10];[.J10]+[.$I$2];[.J10])" office:value-type="float" office:value="153.895287958115" calcext:value-type="float">
            <text:p>154</text:p>
          </table:table-cell>
          <table:table-cell table:style-name="ce6" table:formula="of:=[.I10]-[.J10]" office:value-type="float" office:value="20.1047120418848" calcext:value-type="float">
            <text:p>2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1]-[.$F$2]" office:value-type="float" office:value="79" calcext:value-type="float">
            <text:p>79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1]*[.B11]/[.C11]" office:value-type="float" office:value="95.544502617801" calcext:value-type="float">
            <text:p>95.544502617801</text:p>
          </table:table-cell>
          <table:table-cell table:formula="of:=([.D11]+[.$B$2])" office:value-type="float" office:value="119.544502617801" calcext:value-type="float">
            <text:p>120</text:p>
          </table:table-cell>
          <table:table-cell table:style-name="ce3" table:formula="of:=[.I11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1]*[.G11]" office:value-type="float" office:value="53.625" calcext:value-type="float">
            <text:p>54</text:p>
          </table:table-cell>
          <table:table-cell table:style-name="ce5" table:formula="of:=[.I10]-16" office:value-type="float" office:value="143" calcext:value-type="float">
            <text:p>143</text:p>
          </table:table-cell>
          <table:table-cell table:style-name="ce6" table:formula="of:=IF([.F11];[.E11];[.H11])" office:value-type="float" office:value="119.544502617801" calcext:value-type="float">
            <text:p>120</text:p>
          </table:table-cell>
          <table:table-cell table:style-name="ce6" table:formula="of:=IF([.F11];[.J11]+[.$I$2];[.J11])" office:value-type="float" office:value="134.544502617801" calcext:value-type="float">
            <text:p>135</text:p>
          </table:table-cell>
          <table:table-cell table:style-name="ce6" table:formula="of:=[.I11]-[.J11]" office:value-type="float" office:value="23.455497382199" calcext:value-type="float">
            <text:p>2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2]-[.$F$2]" office:value-type="float" office:value="63" calcext:value-type="float">
            <text:p>63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2]*[.B12]/[.C12]" office:value-type="float" office:value="76.1937172774869" calcext:value-type="float">
            <text:p>76.1937172774869</text:p>
          </table:table-cell>
          <table:table-cell table:formula="of:=([.D12]+[.$B$2])" office:value-type="float" office:value="100.193717277487" calcext:value-type="float">
            <text:p>100</text:p>
          </table:table-cell>
          <table:table-cell table:style-name="ce3" table:formula="of:=[.I12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2]*[.G12]" office:value-type="float" office:value="47.625" calcext:value-type="float">
            <text:p>48</text:p>
          </table:table-cell>
          <table:table-cell table:style-name="ce5" table:formula="of:=[.I11]-16" office:value-type="float" office:value="127" calcext:value-type="float">
            <text:p>127</text:p>
          </table:table-cell>
          <table:table-cell table:style-name="ce6" table:formula="of:=IF([.F12];[.E12];[.H12])" office:value-type="float" office:value="100.193717277487" calcext:value-type="float">
            <text:p>100</text:p>
          </table:table-cell>
          <table:table-cell table:style-name="ce6" table:formula="of:=IF([.F12];[.J12]+[.$I$2];[.J12])" office:value-type="float" office:value="115.193717277487" calcext:value-type="float">
            <text:p>115</text:p>
          </table:table-cell>
          <table:table-cell table:style-name="ce6" table:formula="of:=[.I12]-[.J12]" office:value-type="float" office:value="26.8062827225131" calcext:value-type="float">
            <text:p>2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3]-[.$F$2]" office:value-type="float" office:value="47" calcext:value-type="float">
            <text:p>47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3]*[.B13]/[.C13]" office:value-type="float" office:value="56.8429319371728" calcext:value-type="float">
            <text:p>56.8429319371728</text:p>
          </table:table-cell>
          <table:table-cell table:formula="of:=([.D13]+[.$B$2])" office:value-type="float" office:value="80.8429319371728" calcext:value-type="float">
            <text:p>81</text:p>
          </table:table-cell>
          <table:table-cell table:style-name="ce3" table:formula="of:=[.I13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3]*[.G13]" office:value-type="float" office:value="41.625" calcext:value-type="float">
            <text:p>42</text:p>
          </table:table-cell>
          <table:table-cell table:style-name="ce5" table:formula="of:=[.I12]-16" office:value-type="float" office:value="111" calcext:value-type="float">
            <text:p>111</text:p>
          </table:table-cell>
          <table:table-cell table:style-name="ce6" table:formula="of:=IF([.F13];[.E13];[.H13])" office:value-type="float" office:value="80.8429319371728" calcext:value-type="float">
            <text:p>81</text:p>
          </table:table-cell>
          <table:table-cell table:style-name="ce6" table:formula="of:=IF([.F13];[.J13]+[.$I$2];[.J13])" office:value-type="float" office:value="95.8429319371728" calcext:value-type="float">
            <text:p>96</text:p>
          </table:table-cell>
          <table:table-cell table:style-name="ce6" table:formula="of:=[.I13]-[.J13]" office:value-type="float" office:value="30.1570680628272" calcext:value-type="float">
            <text:p>3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4]-[.$F$2]" office:value-type="float" office:value="31" calcext:value-type="float">
            <text:p>3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4]*[.B14]/[.C14]" office:value-type="float" office:value="37.4921465968586" calcext:value-type="float">
            <text:p>37.4921465968586</text:p>
          </table:table-cell>
          <table:table-cell table:formula="of:=([.D14]+[.$B$2])" office:value-type="float" office:value="61.4921465968586" calcext:value-type="float">
            <text:p>61</text:p>
          </table:table-cell>
          <table:table-cell table:style-name="ce3" table:formula="of:=[.I14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4]*[.G14]" office:value-type="float" office:value="35.625" calcext:value-type="float">
            <text:p>36</text:p>
          </table:table-cell>
          <table:table-cell table:style-name="ce5" table:formula="of:=[.I13]-16" office:value-type="float" office:value="95" calcext:value-type="float">
            <text:p>95</text:p>
          </table:table-cell>
          <table:table-cell table:style-name="ce6" table:formula="of:=IF([.F14];[.E14];[.H14])" office:value-type="float" office:value="61.4921465968586" calcext:value-type="float">
            <text:p>61</text:p>
          </table:table-cell>
          <table:table-cell table:style-name="ce6" table:formula="of:=IF([.F14];[.J14]+[.$I$2];[.J14])" office:value-type="float" office:value="76.4921465968587" calcext:value-type="float">
            <text:p>76</text:p>
          </table:table-cell>
          <table:table-cell table:style-name="ce6" table:formula="of:=[.I14]-[.J14]" office:value-type="float" office:value="33.507853403141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5]-[.$F$2]" office:value-type="float" office:value="15" calcext:value-type="float">
            <text:p>15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5]*[.B15]/[.C15]" office:value-type="float" office:value="18.1413612565445" calcext:value-type="float">
            <text:p>18.1413612565445</text:p>
          </table:table-cell>
          <table:table-cell table:formula="of:=([.D15]+[.$B$2])" office:value-type="float" office:value="42.1413612565445" calcext:value-type="float">
            <text:p>42</text:p>
          </table:table-cell>
          <table:table-cell table:style-name="ce3" table:formula="of:=[.I15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5]*[.G15]" office:value-type="float" office:value="29.625" calcext:value-type="float">
            <text:p>30</text:p>
          </table:table-cell>
          <table:table-cell table:style-name="ce5" table:formula="of:=[.I14]-16" office:value-type="float" office:value="79" calcext:value-type="float">
            <text:p>79</text:p>
          </table:table-cell>
          <table:table-cell table:style-name="ce6" table:formula="of:=IF([.F15];[.E15];[.H15])" office:value-type="float" office:value="42.1413612565445" calcext:value-type="float">
            <text:p>42</text:p>
          </table:table-cell>
          <table:table-cell table:style-name="ce6" table:formula="of:=IF([.F15];[.J15]+[.$I$2];[.J15])" office:value-type="float" office:value="57.1413612565445" calcext:value-type="float">
            <text:p>57</text:p>
          </table:table-cell>
          <table:table-cell table:style-name="ce6" table:formula="of:=[.I15]-[.J15]" office:value-type="float" office:value="36.8586387434555" calcext:value-type="float">
            <text:p>3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6]-[.$F$2]" office:value-type="float" office:value="-1" calcext:value-type="float">
            <text:p>-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6]*[.B16]/[.C16]" office:value-type="float" office:value="-1.20942408376963" calcext:value-type="float">
            <text:p>-1.20942408376963</text:p>
          </table:table-cell>
          <table:table-cell table:formula="of:=([.D16]+[.$B$2])" office:value-type="float" office:value="22.7905759162304" calcext:value-type="float">
            <text:p>23</text:p>
          </table:table-cell>
          <table:table-cell table:style-name="ce3" table:formula="of:=[.I16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6]*[.G16]" office:value-type="float" office:value="23.625" calcext:value-type="float">
            <text:p>24</text:p>
          </table:table-cell>
          <table:table-cell table:style-name="ce5" table:formula="of:=[.I15]-16" office:value-type="float" office:value="63" calcext:value-type="float">
            <text:p>63</text:p>
          </table:table-cell>
          <table:table-cell table:style-name="ce6" table:formula="of:=IF([.F16];[.E16];[.H16])" office:value-type="float" office:value="23.625" calcext:value-type="float">
            <text:p>24</text:p>
          </table:table-cell>
          <table:table-cell table:style-name="ce6" table:formula="of:=IF([.F16];[.J16]+[.$I$2];[.J16])" office:value-type="float" office:value="23.625" calcext:value-type="float">
            <text:p>24</text:p>
          </table:table-cell>
          <table:table-cell table:style-name="ce6" table:formula="of:=[.I16]-[.J16]" office:value-type="float" office:value="39.375" calcext:value-type="float">
            <text:p>3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7]-[.$F$2]" office:value-type="float" office:value="-17" calcext:value-type="float">
            <text:p>-17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7]*[.B17]/[.C17]" office:value-type="float" office:value="-20.5602094240838" calcext:value-type="float">
            <text:p>-20.5602094240838</text:p>
          </table:table-cell>
          <table:table-cell table:formula="of:=([.D17]+[.$B$2])" office:value-type="float" office:value="3.43979057591623" calcext:value-type="float">
            <text:p>3</text:p>
          </table:table-cell>
          <table:table-cell table:style-name="ce3" table:formula="of:=[.I17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7]*[.G17]" office:value-type="float" office:value="17.625" calcext:value-type="float">
            <text:p>18</text:p>
          </table:table-cell>
          <table:table-cell table:style-name="ce5" table:formula="of:=[.I16]-16" office:value-type="float" office:value="47" calcext:value-type="float">
            <text:p>47</text:p>
          </table:table-cell>
          <table:table-cell table:style-name="ce6" table:formula="of:=IF([.F17];[.E17];[.H17])" office:value-type="float" office:value="17.625" calcext:value-type="float">
            <text:p>18</text:p>
          </table:table-cell>
          <table:table-cell table:style-name="ce6" table:formula="of:=IF([.F17];[.J17]+[.$I$2];[.J17])" office:value-type="float" office:value="17.625" calcext:value-type="float">
            <text:p>18</text:p>
          </table:table-cell>
          <table:table-cell table:style-name="ce6" table:formula="of:=[.I17]-[.J17]" office:value-type="float" office:value="29.375" calcext:value-type="float">
            <text:p>2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8]-[.$F$2]" office:value-type="float" office:value="-33" calcext:value-type="float">
            <text:p>-33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8]*[.B18]/[.C18]" office:value-type="float" office:value="-39.9109947643979" calcext:value-type="float">
            <text:p>-39.9109947643979</text:p>
          </table:table-cell>
          <table:table-cell table:formula="of:=([.D18]+[.$B$2])" office:value-type="float" office:value="-15.9109947643979" calcext:value-type="float">
            <text:p>-16</text:p>
          </table:table-cell>
          <table:table-cell table:style-name="ce3" table:formula="of:=[.I18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8]*[.G18]" office:value-type="float" office:value="11.625" calcext:value-type="float">
            <text:p>12</text:p>
          </table:table-cell>
          <table:table-cell table:style-name="ce5" table:formula="of:=[.I17]-16" office:value-type="float" office:value="31" calcext:value-type="float">
            <text:p>31</text:p>
          </table:table-cell>
          <table:table-cell table:style-name="ce6" table:formula="of:=IF([.F18];[.E18];[.H18])" office:value-type="float" office:value="11.625" calcext:value-type="float">
            <text:p>12</text:p>
          </table:table-cell>
          <table:table-cell table:style-name="ce6" table:formula="of:=IF([.F18];[.J18]+[.$I$2];[.J18])" office:value-type="float" office:value="11.625" calcext:value-type="float">
            <text:p>12</text:p>
          </table:table-cell>
          <table:table-cell table:style-name="ce6" table:formula="of:=[.I18]-[.J18]" office:value-type="float" office:value="19.375" calcext:value-type="float">
            <text:p>1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9]-[.$F$2]" office:value-type="float" office:value="-49" calcext:value-type="float">
            <text:p>-49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9]*[.B19]/[.C19]" office:value-type="float" office:value="-59.261780104712" calcext:value-type="float">
            <text:p>-59.261780104712</text:p>
          </table:table-cell>
          <table:table-cell table:formula="of:=([.D19]+[.$B$2])" office:value-type="float" office:value="-35.261780104712" calcext:value-type="float">
            <text:p>-35</text:p>
          </table:table-cell>
          <table:table-cell table:style-name="ce3" table:formula="of:=[.I19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9]*[.G19]" office:value-type="float" office:value="5.625" calcext:value-type="float">
            <text:p>6</text:p>
          </table:table-cell>
          <table:table-cell table:style-name="ce5" table:formula="of:=[.I18]-16" office:value-type="float" office:value="15" calcext:value-type="float">
            <text:p>15</text:p>
          </table:table-cell>
          <table:table-cell table:style-name="ce6" table:formula="of:=IF([.F19];[.E19];[.H19])" office:value-type="float" office:value="5.625" calcext:value-type="float">
            <text:p>6</text:p>
          </table:table-cell>
          <table:table-cell table:style-name="ce6" table:formula="of:=IF([.F19];[.J19]+[.$I$2];[.J19])" office:value-type="float" office:value="5.625" calcext:value-type="float">
            <text:p>6</text:p>
          </table:table-cell>
          <table:table-cell table:style-name="ce6" table:formula="of:=[.I19]-[.J19]" office:value-type="float" office:value="9.375" calcext:value-type="float">
            <text:p>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0]-[.$F$2]" office:value-type="float" office:value="-64" calcext:value-type="float">
            <text:p>-64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20]*[.B20]/[.C20]" office:value-type="float" office:value="-77.4031413612565" calcext:value-type="float">
            <text:p>-77.4031413612565</text:p>
          </table:table-cell>
          <table:table-cell table:formula="of:=([.D20]+[.$B$2])" office:value-type="float" office:value="-53.4031413612565" calcext:value-type="float">
            <text:p>-53</text:p>
          </table:table-cell>
          <table:table-cell table:style-name="ce3" table:formula="of:=[.I20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20]*[.G20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IF([.F20];[.E20];[.H20])" office:value-type="float" office:value="0" calcext:value-type="float">
            <text:p>0</text:p>
          </table:table-cell>
          <table:table-cell table:style-name="ce6" table:formula="of:=IF([.F20];[.J20]+[.$I$2];[.J20])" office:value-type="float" office:value="0" calcext:value-type="float">
            <text:p>0</text:p>
          </table:table-cell>
          <table:table-cell table:style-name="ce6" table:formula="of:=[.I20]-[.J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1]-[.$F$2]" office:value-type="float" office:value="80" calcext:value-type="float">
            <text:p>80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21]*[.B21]/[.C21]" office:value-type="float" office:value="96.7539267015707" calcext:value-type="float">
            <text:p>96.7539267015707</text:p>
          </table:table-cell>
          <table:table-cell table:formula="of:=([.D21]+[.$B$2])" office:value-type="float" office:value="120.753926701571" calcext:value-type="float">
            <text:p>121</text:p>
          </table:table-cell>
          <table:table-cell table:style-name="ce3" table:formula="of:=[.I21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21]*[.G21]" office:value-type="float" office:value="54" calcext:value-type="float">
            <text:p>54</text:p>
          </table:table-cell>
          <table:table-cell table:style-name="ce5" office:value-type="float" office:value="144" calcext:value-type="float">
            <text:p>144</text:p>
          </table:table-cell>
          <table:table-cell table:style-name="ce6" table:formula="of:=IF([.F21];[.E21];[.H21])" office:value-type="float" office:value="120.753926701571" calcext:value-type="float">
            <text:p>121</text:p>
          </table:table-cell>
          <table:table-cell table:style-name="ce6" table:formula="of:=IF([.F21];[.J21]+[.$I$2];[.J21])" office:value-type="float" office:value="135.753926701571" calcext:value-type="float">
            <text:p>136</text:p>
          </table:table-cell>
          <table:table-cell table:style-name="ce6" table:formula="of:=[.I21]-[.J21]" office:value-type="float" office:value="23.2460732984293" calcext:value-type="float">
            <text:p>23</text:p>
          </table:table-cell>
          <table:table-cell table:number-columns-repeated="4"/>
        </table:table-row>
        <table:table-row table:style-name="ro1" table:number-rows-repeated="16">
          <table:table-cell table:number-columns-repeated="2"/>
          <table:table-cell table:style-name="ce3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13"/>
        </table:table-row>
      </table:table>
      <table:table table:name="Divide" table:style-name="ta1">
        <table:table-column table:style-name="co10" table:number-columns-repeated="2" table:default-cell-style-name="ce5"/>
        <table:table-column table:style-name="co10" table:default-cell-style-name="ce6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7" office:value-type="string" calcext:value-type="string">
            <text:p>Diff</text:p>
          </table:table-cell>
          <table:table-cell/>
          <table:table-cell table:style-name="ce1" office:value-type="string" calcext:value-type="string">
            <text:p>Multiplier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]/[.$E$2]" office:value-type="float" office:value="2.55" calcext:value-type="float">
            <text:p>2.55</text:p>
          </table:table-cell>
          <table:table-cell table:formula="of:=[.A2]-[.B2]" office:value-type="float" office:value="252.45" calcext:value-type="float">
            <text:p>2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[.A3]/[.$E$2]" office:value-type="float" office:value="2.39" calcext:value-type="float">
            <text:p>2.39</text:p>
          </table:table-cell>
          <table:table-cell table:formula="of:=[.A3]-[.B3]" office:value-type="float" office:value="236.61" calcext:value-type="float">
            <text:p>237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[.A4]/[.$E$2]" office:value-type="float" office:value="2.23" calcext:value-type="float">
            <text:p>2.23</text:p>
          </table:table-cell>
          <table:table-cell table:formula="of:=[.A4]-[.B4]" office:value-type="float" office:value="220.77" calcext:value-type="float">
            <text:p>221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[.A5]/[.$E$2]" office:value-type="float" office:value="2.07" calcext:value-type="float">
            <text:p>2.07</text:p>
          </table:table-cell>
          <table:table-cell table:formula="of:=[.A5]-[.B5]" office:value-type="float" office:value="204.93" calcext:value-type="float">
            <text:p>20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[.A6]/[.$E$2]" office:value-type="float" office:value="1.91" calcext:value-type="float">
            <text:p>1.91</text:p>
          </table:table-cell>
          <table:table-cell table:formula="of:=[.A6]-[.B6]" office:value-type="float" office:value="189.09" calcext:value-type="float">
            <text:p>189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[.A7]/[.$E$2]" office:value-type="float" office:value="1.75" calcext:value-type="float">
            <text:p>1.75</text:p>
          </table:table-cell>
          <table:table-cell table:formula="of:=[.A7]-[.B7]" office:value-type="float" office:value="173.25" calcext:value-type="float">
            <text:p>173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[.A8]/[.$E$2]" office:value-type="float" office:value="1.59" calcext:value-type="float">
            <text:p>1.59</text:p>
          </table:table-cell>
          <table:table-cell table:formula="of:=[.A8]-[.B8]" office:value-type="float" office:value="157.41" calcext:value-type="float">
            <text:p>157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[.A9]/[.$E$2]" office:value-type="float" office:value="1.43" calcext:value-type="float">
            <text:p>1.43</text:p>
          </table:table-cell>
          <table:table-cell table:formula="of:=[.A9]-[.B9]" office:value-type="float" office:value="141.57" calcext:value-type="float">
            <text:p>142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[.A10]/[.$E$2]" office:value-type="float" office:value="1.27" calcext:value-type="float">
            <text:p>1.27</text:p>
          </table:table-cell>
          <table:table-cell table:formula="of:=[.A10]-[.B10]" office:value-type="float" office:value="125.73" calcext:value-type="float">
            <text:p>126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[.A11]/[.$E$2]" office:value-type="float" office:value="1.11" calcext:value-type="float">
            <text:p>1.11</text:p>
          </table:table-cell>
          <table:table-cell table:formula="of:=[.A11]-[.B11]" office:value-type="float" office:value="109.89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[.A12]/[.$E$2]" office:value-type="float" office:value="0.95" calcext:value-type="float">
            <text:p>0.95</text:p>
          </table:table-cell>
          <table:table-cell table:formula="of:=[.A12]-[.B12]" office:value-type="float" office:value="94.05" calcext:value-type="float">
            <text:p>94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[.A13]/[.$E$2]" office:value-type="float" office:value="0.79" calcext:value-type="float">
            <text:p>0.79</text:p>
          </table:table-cell>
          <table:table-cell table:formula="of:=[.A13]-[.B13]" office:value-type="float" office:value="78.21" calcext:value-type="float">
            <text:p>78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[.A14]/[.$E$2]" office:value-type="float" office:value="0.63" calcext:value-type="float">
            <text:p>0.63</text:p>
          </table:table-cell>
          <table:table-cell table:formula="of:=[.A14]-[.B14]" office:value-type="float" office:value="62.37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[.A15]/[.$E$2]" office:value-type="float" office:value="0.47" calcext:value-type="float">
            <text:p>0.47</text:p>
          </table:table-cell>
          <table:table-cell table:formula="of:=[.A15]-[.B15]" office:value-type="float" office:value="46.53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[.A16]/[.$E$2]" office:value-type="float" office:value="0.31" calcext:value-type="float">
            <text:p>0.31</text:p>
          </table:table-cell>
          <table:table-cell table:formula="of:=[.A16]-[.B16]" office:value-type="float" office:value="30.69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[.A17]/[.$E$2]" office:value-type="float" office:value="0.15" calcext:value-type="float">
            <text:p>0.15</text:p>
          </table:table-cell>
          <table:table-cell table:formula="of:=[.A17]-[.B17]" office:value-type="float" office:value="14.8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]/[.$E$2]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table table:name="Linear" table:style-name="ta1">
        <table:table-column table:style-name="co10" table:number-columns-repeated="3" table:default-cell-style-name="ce5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Amoun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AX([.A2]-[.$E$2];0)" office:value-type="float" office:value="210" calcext:value-type="float">
            <text:p>210</text:p>
          </table:table-cell>
          <table:table-cell table:formula="of:=[.A2]-[.B2]"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MAX([.A3]-[.$E$2];0)" office:value-type="float" office:value="194" calcext:value-type="float">
            <text:p>194</text:p>
          </table:table-cell>
          <table:table-cell table:formula="of:=[.A3]-[.B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MAX([.A4]-[.$E$2];0)" office:value-type="float" office:value="178" calcext:value-type="float">
            <text:p>178</text:p>
          </table:table-cell>
          <table:table-cell table:formula="of:=[.A4]-[.B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MAX([.A5]-[.$E$2];0)" office:value-type="float" office:value="162" calcext:value-type="float">
            <text:p>162</text:p>
          </table:table-cell>
          <table:table-cell table:formula="of:=[.A5]-[.B5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MAX([.A6]-[.$E$2];0)" office:value-type="float" office:value="146" calcext:value-type="float">
            <text:p>146</text:p>
          </table:table-cell>
          <table:table-cell table:formula="of:=[.A6]-[.B6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MAX([.A7]-[.$E$2];0)" office:value-type="float" office:value="130" calcext:value-type="float">
            <text:p>130</text:p>
          </table:table-cell>
          <table:table-cell table:formula="of:=[.A7]-[.B7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MAX([.A8]-[.$E$2];0)" office:value-type="float" office:value="114" calcext:value-type="float">
            <text:p>114</text:p>
          </table:table-cell>
          <table:table-cell table:formula="of:=[.A8]-[.B8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MAX([.A9]-[.$E$2];0)" office:value-type="float" office:value="98" calcext:value-type="float">
            <text:p>98</text:p>
          </table:table-cell>
          <table:table-cell table:formula="of:=[.A9]-[.B9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MAX([.A10]-[.$E$2];0)" office:value-type="float" office:value="82" calcext:value-type="float">
            <text:p>82</text:p>
          </table:table-cell>
          <table:table-cell table:formula="of:=[.A10]-[.B10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MAX([.A11]-[.$E$2];0)" office:value-type="float" office:value="66" calcext:value-type="float">
            <text:p>66</text:p>
          </table:table-cell>
          <table:table-cell table:formula="of:=[.A11]-[.B11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MAX([.A12]-[.$E$2];0)" office:value-type="float" office:value="50" calcext:value-type="float">
            <text:p>50</text:p>
          </table:table-cell>
          <table:table-cell table:formula="of:=[.A12]-[.B12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MAX([.A13]-[.$E$2];0)" office:value-type="float" office:value="34" calcext:value-type="float">
            <text:p>34</text:p>
          </table:table-cell>
          <table:table-cell table:formula="of:=[.A13]-[.B1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MAX([.A14]-[.$E$2];0)" office:value-type="float" office:value="18" calcext:value-type="float">
            <text:p>18</text:p>
          </table:table-cell>
          <table:table-cell table:formula="of:=[.A14]-[.B1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MAX([.A15]-[.$E$2];0)" office:value-type="float" office:value="2" calcext:value-type="float">
            <text:p>2</text:p>
          </table:table-cell>
          <table:table-cell table:formula="of:=[.A15]-[.B15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MAX([.A16]-[.$E$2];0)" office:value-type="float" office:value="0" calcext:value-type="float">
            <text:p>0</text:p>
          </table:table-cell>
          <table:table-cell table:formula="of:=[.A16]-[.B1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MAX([.A17]-[.$E$2];0)" office:value-type="float" office:value="0" calcext:value-type="float">
            <text:p>0</text:p>
          </table:table-cell>
          <table:table-cell table:formula="of:=[.A17]-[.B1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[.A18]-[.$E$2];0)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2:00:33.193830054</meta:creation-date>
    <dc:date>2020-07-09T19:24:30.545706993</dc:date>
    <meta:editing-duration>PT6H45M35S</meta:editing-duration>
    <meta:editing-cycles>60</meta:editing-cycles>
    <meta:generator>LibreOffice/6.4.4.2$Linux_X86_64 LibreOffice_project/40$Build-2</meta:generator>
    <meta:document-statistic meta:table-count="3" meta:cell-count="3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13cm" xlink:href=".." xlink:type="simple" chart:class="chart:line" chart:column-mapping="0 1" chart:style-name="ch1">
        <chart:legend chart:legend-position="end" svg:x="14.451cm" svg:y="3.676cm" style:legend-expansion="high" chart:style-name="ch2"/>
        <chart:plot-area chart:style-name="ch3" table:cell-range-address="Parabola.I3:Parabola.K20" chart:data-source-has-labels="both" svg:x="0.32cm" svg:y="0.18cm" svg:width="13.811cm" svg:height="8.653cm">
          <chartooo:coordinate-region svg:x="1.157cm" svg:y="0.39cm" svg:width="12.875cm" svg:height="7.774cm"/>
          <chart:axis chart:dimension="x" chart:name="primary-x" chart:style-name="ch4" chartooo:axis-type="auto">
            <chartooo:date-scale/>
            <chart:categories table:cell-range-address="Parabola.I4:Parabola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abola.J4:Parabola.J20" chart:label-cell-address="Parabola.J3:Parabola.J3" chart:class="chart:line">
            <chart:data-point chart:repeated="17"/>
          </chart:series>
          <chart:series chart:style-name="ch8" chart:values-cell-range-address="Parabola.K4:Parabola.K20" chart:label-cell-address="Parabola.K3:Parabola.K3" chart:class="chart:line">
            <chart:data-point chart:repeated="17"/>
          </chart:series>
          <chart:series chart:style-name="ch9" chart:values-cell-range-address="Parabola.I4:Parabola.I20" chart:label-cell-address="Parabola.I3:Parabola.I3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Parabola.J3:Parabola.J3</svg:desc>
                </draw:g>
              </table:table-cell>
              <table:table-cell office:value-type="string">
                <text:p>Out+</text:p>
                <draw:g>
                  <svg:desc>Parabola.K3:Parabola.K3</svg:desc>
                </draw:g>
              </table:table-cell>
              <table:table-cell office:value-type="string">
                <text:p>In</text:p>
                <draw:g>
                  <svg:desc>Parabola.I3:Parabola.I3</svg:desc>
                </draw:g>
              </table:table-cell>
            </table:table-row>
          </table:table-header-rows>
          <table:table-rows>
            <table:table-row>
              <table:table-cell office:value-type="float" office:value="255">
                <text:p>255</text:p>
                <draw:g>
                  <svg:desc>Parabola.I4:Parabola.I20</svg:desc>
                </draw:g>
              </table:table-cell>
              <table:table-cell office:value-type="float" office:value="255">
                <text:p>255</text:p>
                <draw:g>
                  <svg:desc>Parabola.J4:Parabola.J20</svg:desc>
                </draw:g>
              </table:table-cell>
              <table:table-cell office:value-type="float" office:value="270">
                <text:p>270</text:p>
                <draw:g>
                  <svg:desc>Parabola.K4:Parabola.K20</svg:desc>
                </draw:g>
              </table:table-cell>
              <table:table-cell office:value-type="float" office:value="255">
                <text:p>255</text:p>
                <draw:g>
                  <svg:desc>Parabola.I4:Parabola.I20</svg:desc>
                </draw:g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5.649214659686">
                <text:p>235.649214659686</text:p>
              </table:table-cell>
              <table:table-cell office:value-type="float" office:value="250.649214659686">
                <text:p>250.64921465968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16.298429319372">
                <text:p>216.298429319372</text:p>
              </table:table-cell>
              <table:table-cell office:value-type="float" office:value="231.298429319372">
                <text:p>231.29842931937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96.947643979058">
                <text:p>196.947643979058</text:p>
              </table:table-cell>
              <table:table-cell office:value-type="float" office:value="211.947643979058">
                <text:p>211.94764397905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77.596858638743">
                <text:p>177.596858638743</text:p>
              </table:table-cell>
              <table:table-cell office:value-type="float" office:value="192.596858638743">
                <text:p>192.59685863874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58.246073298429">
                <text:p>158.246073298429</text:p>
              </table:table-cell>
              <table:table-cell office:value-type="float" office:value="173.246073298429">
                <text:p>173.24607329842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38.895287958115">
                <text:p>138.895287958115</text:p>
              </table:table-cell>
              <table:table-cell office:value-type="float" office:value="153.895287958115">
                <text:p>153.8952879581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9.544502617801">
                <text:p>119.544502617801</text:p>
              </table:table-cell>
              <table:table-cell office:value-type="float" office:value="134.544502617801">
                <text:p>134.5445026178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00.193717277487">
                <text:p>100.193717277487</text:p>
              </table:table-cell>
              <table:table-cell office:value-type="float" office:value="115.193717277487">
                <text:p>115.19371727748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0.8429319371728">
                <text:p>80.8429319371728</text:p>
              </table:table-cell>
              <table:table-cell office:value-type="float" office:value="95.8429319371728">
                <text:p>95.84293193717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1.4921465968586">
                <text:p>61.4921465968586</text:p>
              </table:table-cell>
              <table:table-cell office:value-type="float" office:value="76.4921465968587">
                <text:p>76.49214659685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2.1413612565445">
                <text:p>42.1413612565445</text:p>
              </table:table-cell>
              <table:table-cell office:value-type="float" office:value="57.1413612565445">
                <text:p>57.14136125654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3.625">
                <text:p>23.625</text:p>
              </table:table-cell>
              <table:table-cell office:value-type="float" office:value="23.625">
                <text:p>23.6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7.625">
                <text:p>17.625</text:p>
              </table:table-cell>
              <table:table-cell office:value-type="float" office:value="17.625">
                <text:p>17.6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625">
                <text:p>11.625</text:p>
              </table:table-cell>
              <table:table-cell office:value-type="float" office:value="11.625">
                <text:p>11.6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